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0720" officeooo:paragraph-rsid="00030720"/>
    </style:style>
    <style:style style:name="P2" style:family="paragraph" style:parent-style-name="Standard" style:list-style-name="L1">
      <style:text-properties officeooo:rsid="00030720" officeooo:paragraph-rsid="0003072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ipuhe?</text:p>
      <text:p text:style-name="P1"/>
      <text:p text:style-name="P1">Mikä on web-sovellus</text:p>
      <text:list xml:id="list491109672" text:style-name="L1">
        <text:list-item>
          <text:p text:style-name="P2">hyödyt ja haitat</text:p>
        </text:list-item>
        <text:list-item>
          <text:p text:style-name="P2">web-sovelluksen arkkitehtuuri yksinkertaistettuna</text:p>
        </text:list-item>
      </text:list>
      <text:p text:style-name="P1"/>
      <text:p text:style-name="P1">yleisimmät uhat ja miten torjua/ottaa huomioon (tietoturva kehittäjän näkökulmasta)</text:p>
      <text:p text:style-name="P1"/>
      <text:p text:style-name="P1"/>
      <text:p text:style-name="P1">tietoturva käyttäjän näkökulmasta</text:p>
      <text:p text:style-name="P1"/>
      <text:p text:style-name="P1"/>
      <text:p text:style-name="P1">lainsäädäntö liittyen tietoturvaan</text:p>
      <text:p text:style-name="P1"/>
      <text:p text:style-name="P1">tietoturvan etiikkaa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29:31.102899417</meta:creation-date>
    <dc:date>2023-09-18T15:40:33.817681411</dc:date>
    <meta:editing-duration>PT1M2S</meta:editing-duration>
    <meta:editing-cycles>1</meta:editing-cycles>
    <meta:document-statistic meta:table-count="0" meta:image-count="0" meta:object-count="0" meta:page-count="1" meta:paragraph-count="8" meta:word-count="29" meta:character-count="265" meta:non-whitespace-character-count="246"/>
    <meta:generator>LibreOffice/7.3.7.2$Linux_X86_64 LibreOffice_project/30$Build-2</meta:generator>
  </office:meta>
</office:document-meta>
</file>